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f690" officeooo:paragraph-rsid="0002f690"/>
    </style:style>
    <style:style style:name="P2" style:family="paragraph" style:parent-style-name="Standard">
      <style:paragraph-properties fo:text-align="center" style:justify-single-word="false"/>
      <style:text-properties officeooo:rsid="00046fde" officeooo:paragraph-rsid="00046fd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46fde" officeooo:paragraph-rsid="00046fd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509e9" officeooo:paragraph-rsid="000509e9"/>
    </style:style>
    <style:style style:name="P5" style:family="paragraph" style:parent-style-name="Standard">
      <style:paragraph-properties fo:text-align="start" style:justify-single-word="false"/>
      <style:text-properties fo:font-weight="bold" officeooo:rsid="000509e9" officeooo:paragraph-rsid="000509e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509e9" officeooo:paragraph-rsid="000509e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ython et POO</text:p>
      <text:p text:style-name="P2"/>
      <text:p text:style-name="P5">Contrôle de flux</text:p>
      <text:p text:style-name="P4"/>
      <text:p text:style-name="P4"/>
      <text:p text:style-name="P4"/>
      <text:p text:style-name="P5">Quelques structures de données</text:p>
      <text:p text:style-name="P4"/>
      <text:p text:style-name="P4"/>
      <text:p text:style-name="P4"/>
      <text:p text:style-name="P5">Traitement de données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f690" officeooo:paragraph-rsid="0002f6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mation Python</text:p>
        <text:p text:style-name="MP1">Mardi 17 septembre<text:tab/><text:tab/>Cours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45:59.567437286</meta:creation-date>
    <dc:date>2024-09-17T13:58:52.542880020</dc:date>
    <meta:editing-duration>PT12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0" meta:character-count="127" meta:non-whitespace-character-count="112"/>
  </office:meta>
</office:document-meta>
</file>